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weight="bold">
          <math:mrow>
            <math:munder math:accentunder="true">
              <math:mtext>7. Others</math:mtext>
              <math:mo>̲</math:mo>
            </math:munder>
          </math:mrow>
        </math:mstyle>
      </math:mtr>
      <math:mtr/>
      <math:mtr>
        <math:mrow>
          <math:mo math:stretchy="false">∞</math:mo>
          <math:mi>,</math:mi>
          <math:mo math:stretchy="false">∂</math:mo>
          <math:mi>,</math:mi>
          <math:mi math:fontstyle="italic">nablal</math:mi>
          <math:mi>,</math:mi>
          <math:mo math:stretchy="false">∃</math:mo>
          <math:mi>,</math:mi>
          <math:mo math:stretchy="false">∀</math:mo>
        </math:mrow>
      </math:mtr>
      <math:mtr>
        <math:mrow>
          <math:mo math:stretchy="false">ℏ</math:mo>
          <math:mi>,</math:mi>
          <math:mo math:stretchy="false">ƛ</math:mo>
          <math:mi>,</math:mi>
          <math:mo math:stretchy="false">ℜ</math:mo>
          <math:mi>,</math:mi>
          <math:mo math:stretchy="false">ℑ</math:mo>
          <math:mi>,</math:mi>
          <math:mo math:stretchy="false">℘</math:mo>
        </math:mrow>
      </math:mtr>
      <math:mtr>
        <math:mrow>
          <math:mo math:stretchy="false">←</math:mo>
          <math:mi>,</math:mi>
          <math:mo math:stretchy="false">→</math:mo>
          <math:mi>,</math:mi>
          <math:mo math:stretchy="false">↑</math:mo>
          <math:mi>,</math:mi>
          <math:mo math:stretchy="false">↓</math:mo>
        </math:mrow>
      </math:mtr>
      <math:mtr>
        <math:mrow>
          <math:mo math:stretchy="false">…</math:mo>
          <math:mi>,</math:mi>
          <math:mo math:stretchy="false">⋯</math:mo>
          <math:mi>,</math:mi>
          <math:mo math:stretchy="false">⋮</math:mo>
          <math:mi>,</math:mi>
          <math:mo math:stretchy="false">⋰</math:mo>
          <math:mi>,</math:mi>
          <math:mo math:stretchy="false">⋱</math:mo>
        </math:mrow>
      </math:mtr>
    </math:mtable>
    <math:annotation math:encoding="StarMath 5.0">bold underline  "7. Others" newline newline
infinity , partial , nablal , exists , forall newline
hbar , lambdabar , Re , Im , wp newline
leftarrow , rightarrow , uparrow , downarrow newline
dotslow , dotsaxis , dotsvert , dotsup , dotsdown newline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